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start" style:justify-single-word="false"/>
    </style:style>
    <style:style style:name="P6" style:family="paragraph" style:parent-style-name="Heading_20_1">
      <style:paragraph-properties fo:text-align="center" style:justify-single-word="false"/>
    </style:style>
    <style:style style:name="P7" style:family="paragraph" style:parent-style-name="Heading_20_2">
      <style:paragraph-properties fo:text-align="center" style:justify-single-word="false"/>
    </style:style>
    <style:style style:name="P8" style:family="paragraph" style:parent-style-name="Heading_20_3">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6" text:outline-level="1">Projekt arbete portfolio</text:h>
      <text:h text:style-name="P7" text:outline-level="2">Jonathan Svahn</text:h>
      <text:p text:style-name="P1"/>
      <text:p text:style-name="Standard"/>
      <text:h text:style-name="P8" text:outline-level="3">Inledning</text:h>
      <text:p text:style-name="P1"/>
      <text:p text:style-name="P2">Jag har gjort en webbaserad portfolio. Här har jag lagt upp mina grafiska resultat jag gjort hittills. Portfolion är för mig och för dem jag skulle kunna ha användning av den, till exempel söka jobb eller bara visa min familj.</text:p>
      <text:p text:style-name="P2"/>
      <text:h text:style-name="P8" text:outline-level="3">Arbetsgång</text:h>
      <text:p text:style-name="P1"/>
      <text:p text:style-name="P2">Jag tittat runt massor på hur andra har gjort sina portfolion och där efter slagit ihop något som jag tycker är användarvänligt och snyggt.</text:p>
      <text:p text:style-name="P2">Istället för att bara visa små bilder på vad jag gjort, så har jag gjort att man kan klicka på dem för att få se en större bild med mer detaljer. Jag vill också att man ska kunna kontakta mig, så därför finns ett formulär där man kan skriva till mig.</text:p>
      <text:p text:style-name="P2"/>
      <text:h text:style-name="P8" text:outline-level="3">Resultat</text:h>
      <text:p text:style-name="P1"/>
      <text:p text:style-name="P2">Jag är lagom nöjd med designen och strukturen på min sida. Jag hade ganska många idéer om hur jag egentligen ville göra med vissa saker, men min kunskap räckte inte till där. </text:p>
      <text:p text:style-name="P2">Som till exempel ville jag att man skulle kunna klicka på en bild eller rubriken på mitt bildspel för att ta sig till den sidan eller den bilden, så istället gjorde jag ”flyout” meny. Den var väldigt svår för mig att få fram, men jag tyckte den blev bra till slut. </text:p>
      <text:p text:style-name="P2">Jag skulle Jag skulle också vilja att mitt bildspel var snyggare med flera val osv. Mitt kontakt formulär ser väldigt ”basic” ut så den hade jag också på något sätt gjorde lite snyggare, mer än bara en border. '</text:p>
      <text:p text:style-name="P2"/>
      <text:p text:style-name="P2">Problem uppstod hela tiden. Som till exempel ett problem som kvarstår är att jag gjorde så att min uggla på min sida sitter och blinkar, men på den sidan med bildspelet så gick det inte, för då tog bildspelet ugglans javascripts koder och vart helt fel. Hade lite problem med att få min sida att se bra ut på olika datorer efter som olika datorer har inte alltid samma upplösning, men det tycker jag att jag löst. Det finns inget problem förutom ugglan och ett klickbart bildspel som jag inte löst, så det känns <text:soft-page-break/>bra. Min layout har jag ändrat på helt och hållet på tre gånger. Hade nog ändrat på den nu med om jag hade tid, eftersom jag kommer på nya idéer hela tiden.</text:p>
      <text:p text:style-name="P2"/>
      <text:h text:style-name="P8" text:outline-level="3">Framtida förbättringar</text:h>
      <text:p text:style-name="P1"/>
      <text:p text:style-name="P2">Som sagt innan så ville jag fixa mitt bildspel och ugglan på presentation sidan, även om ugglan bara en en rolig grej hade det varit bra om jag lärt mig hur jag får in fler javascripts på en sida. Jag är inte helt nöjd med min utskrift häller, men tycker endå att den för med det viktigaste. Jag skulle kunna lägga till lite mer information om varje bild hur jag gått till väga när jag skapade dem i dess program om jag hade tid. <text:s/>Jag tycker nu i efterhand att ett portfolio är ganska simpelt att göra, och med det menar jag att ifall jag gjort en annan sida med massor av val och funktioner som till exempel där jag säljer mina grafiska kunskaper till företag, där jag har massor olika bilder på hur en webbsida kan se ut eller 3d animationer osv. På en sådan sida hade det funnits mycket mer funktioner och val och sidor som jag kunnat göra. På ett portfolio blir det inte så jätte mycket så därför kommer jag inte direkt på fler saker som jag skulle kunna förbättra i framtiden mer än dem jag nämnt. Lite mer design och ytterligare mer tänk på interaktion.</text:p>
      <text:p text:style-name="P2"/>
      <text:h text:style-name="P8" text:outline-level="3">Betygshöjande funktioner</text:h>
      <text:p text:style-name="P1"/>
      <text:p text:style-name="P2">Väldigt svårt att säga om något av det jag gjort är betygshöjande eftersom jag själv tycker 90% är avancerat och som jag själv är stolt över att jag lyckades få till rätt och snyggt. Men kanske min uggla som blinkar på varje sida på rätt plats osv. Min flyout meny, Mitt interaktion tänk att den är användarvänlig, klickbara bilder med en genomskinlighet på när man håller över dem. Helheten.</text:p>
      <text:p text:style-name="P2"/>
      <text:h text:style-name="P8" text:outline-level="3">Personlig reflektion</text:h>
      <text:p text:style-name="P5"/>
      <text:p text:style-name="P4">Jag tycker jag har lagt ner god med tid och hunnit med mycket. Ibland kan man sitta i timmar fast det knappt syns, men bara för att få bättre struktur på sidan. Det har varit oftast kul, man fastnar lätt när man väl börjat koda. Om jag hade mer tid hade jag fixat alla koder så att dem sitter mer grenat. Från vänster till höger beroende på om dem ska va före eller efter. Jag hade skulle ha velat kommenterat efter varje steg jag gjort för att hålla mer koll på vad allt är till. Men det var svårt då man ändrade på allt hela tiden och kommentarerna blev osanna. Jag hade helt enkelt gjort en snyggare struktur på koderna med hjälp av kommentaren och ordning på koderna.</text:p>
      <text:p text:style-name="P1"/>
      <text:p text:style-name="P2"/>
      <text:p text:style-name="P2"/>
      <text:p text:style-name="P1"/>
      <text:p text:style-name="P3"><text:soft-page-break/></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8:09:58.47</meta:creation-date>
    <meta:document-statistic meta:table-count="0" meta:image-count="0" meta:object-count="0" meta:page-count="3" meta:paragraph-count="18" meta:word-count="774" meta:character-count="4187"/>
    <dc:date>2014-01-19T18:40:11.74</dc:date>
    <meta:editing-duration>PT13M3S</meta:editing-duration>
    <meta:editing-cycles>1</meta:editing-cycles>
    <meta:generator>OpenOffice/4.0.1$Win32 OpenOffice.org_project/401m5$Build-9714</meta:generator>
  </office:meta>
</office:document-meta>
</file>